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258FCA2F06C.png" manifest:media-type="image/png"/>
  <manifest:file-entry manifest:full-path="Pictures/1000020100000258000002586D2D13E7.png" manifest:media-type="image/png"/>
  <manifest:file-entry manifest:full-path="Pictures/1000020100000258000002587451B03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color="#333333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35cm" svg:height="5.842cm" svg:x="1cm" svg:y="6.969cm">
          <draw:image xlink:href="Pictures/1000020100000258000002587451B03C.png" xlink:type="simple" xlink:show="embed" xlink:actuate="onLoad">
            <text:p/>
          </draw:image>
        </draw:frame>
        <draw:frame draw:style-name="gr1" draw:text-style-name="P1" draw:layer="layout" svg:width="6.35cm" svg:height="5.842cm" svg:x="13.827cm" svg:y="6.969cm">
          <draw:image xlink:href="Pictures/1000020100000258000002586D2D13E7.png" xlink:type="simple" xlink:show="embed" xlink:actuate="onLoad">
            <text:p/>
          </draw:image>
        </draw:frame>
        <draw:frame draw:style-name="gr1" draw:text-style-name="P1" draw:layer="layout" svg:width="6.477cm" svg:height="5.842cm" svg:x="7.35cm" svg:y="6.969cm">
          <draw:image xlink:href="Pictures/100002010000025800000258FCA2F06C.png" xlink:type="simple" xlink:show="embed" xlink:actuate="onLoad">
            <text:p/>
          </draw:image>
        </draw:frame>
        <draw:frame draw:style-name="gr2" draw:text-style-name="P1" draw:layer="layout" svg:width="5.334cm" svg:height="1.016cm" svg:x="1.508cm" svg:y="13.192cm">
          <draw:text-box>
            <text:p text:style-name="P1">2JLN</text:p>
          </draw:text-box>
        </draw:frame>
        <draw:frame draw:style-name="gr2" draw:text-style-name="P1" draw:layer="layout" svg:width="5.207cm" svg:height="1.016cm" svg:x="7.731cm" svg:y="13.219cm">
          <draw:text-box>
            <text:p text:style-name="P1">4D1B</text:p>
          </draw:text-box>
        </draw:frame>
        <draw:frame draw:style-name="gr2" draw:text-style-name="P1" draw:layer="layout" svg:width="5.334cm" svg:height="1.016cm" svg:x="14.335cm" svg:y="13.192cm">
          <draw:text-box>
            <text:p text:style-name="P1">2X7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aylor Colburn</meta:initial-creator>
    <meta:creation-date>2016-04-12T15:48:05.823302632</meta:creation-date>
    <dc:date>2016-04-12T15:58:51.413134862</dc:date>
    <dc:creator>Taylor Colburn</dc:creator>
    <meta:editing-duration>P0D</meta:editing-duration>
    <meta:editing-cycles>1</meta:editing-cycles>
    <meta:document-statistic meta:object-count="6"/>
    <meta:generator>LibreOffice/4.2.8.2$Linux_X86_64 LibreOffice_project/420m0$Build-2</meta:generator>
  </office:meta>
</office:document-meta>
</file>